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表格1" style:family="table">
      <style:table-properties style:width="4.431cm" table:align="center"/>
    </style:style>
    <style:style style:name="表格1.A" style:family="table-column">
      <style:table-column-properties style:column-width="0.443cm"/>
    </style:style>
    <style:style style:name="表格1.E" style:family="table-column">
      <style:table-column-properties style:column-width="0.445cm"/>
    </style:style>
    <style:style style:name="表格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ignature">
      <style:text-properties style:use-window-font-color="true" style:text-underline-style="none" fo:background-color="transparent"/>
    </style:style>
    <style:style style:name="P4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P7" style:family="paragraph" style:parent-style-name="Standard">
      <style:text-properties fo:font-size="10.5pt" style:font-size-asian="10.5pt" style:font-size-complex="10.5pt"/>
    </style:style>
    <style:style style:name="P8" style:family="paragraph" style:parent-style-name="Heading_20_1">
      <style:text-properties style:use-window-font-color="true" style:text-underline-style="none" fo:background-color="transparent"/>
    </style:style>
    <style:style style:name="P9" style:family="paragraph"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HDOJ 1757 – A Simple Math Problem</text:h>
      <text:p text:style-name="P3">——by A Code Rabbit</text:p>
      <text:h text:style-name="P6" text:outline-level="3">Description</text:h>
      <text:p text:style-name="Standard"><text:tab/>给出一个递推式，求f(x) 对 m 取模的结果。</text:p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很典型的矩阵乘法和快速幂的题目，需要10 * 10的矩阵。矩阵也是很经典的～</text:p>
      <text:p text:style-name="Standard"><text:tab/>矩阵如下：</text:p>
      <table:table table:name="表格1" table:style-name="表格1">
        <table:table-column table:style-name="表格1.A" table:number-columns-repeated="4"/>
        <table:table-column table:style-name="表格1.E"/>
        <table:table-column table:style-name="表格1.A" table:number-columns-repeated="4"/>
        <table:table-column table:style-name="表格1.E"/>
        <table:table-row>
          <table:table-cell table:style-name="表格1.A1" office:value-type="string">
            <text:p text:style-name="P5"><draw:custom-shape text:anchor-type="paragraph" draw:z-index="0" draw:style-name="gr1" draw:text-style-name="P9" svg:width="5.001cm" svg:height="6.43cm" svg:x="-0.369cm" svg:y="0.079cm"><text:p/><draw:enhanced-geometry svg:viewBox="0 0 21600 21600" draw:glue-points="10800 0 0 10800 10800 21600 21600 10800" draw:path-stretchpoint-x="10800" draw:text-areas="?f8 ?f9 ?f10 ?f11" draw:type="bracket-pair" draw:modifiers="1181.95020746888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1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</table:table-row>
        <table:table-row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</table:table-row>
        <table:table-row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</table:table-row>
        <table:table-row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</table:table-row>
        <table:table-row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</table:table-row>
        <table:table-row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</table:table-row>
        <table:table-row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</table:table-row>
        <table:table-row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</table:table-row>
        <table:table-row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1</text:p>
          </table:table-cell>
        </table:table-row>
        <table:table-row>
          <table:table-cell table:style-name="表格1.A1" office:value-type="string">
            <text:p text:style-name="P5">1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  <table:table-cell table:style-name="表格1.A1" office:value-type="string">
            <text:p text:style-name="P5">0</text:p>
          </table:table-cell>
        </table:table-row>
      </table:table>
      <text:p text:style-name="P7"><text:tab/>在两边添加递推式相邻的十项就可以用了，左边是f(n) + ... + f(n – 9)，</text:p>
      <text:p text:style-name="P7">右边是 f(n – 1) + ... + f(n – 10)。</text:p>
      <text:h text:style-name="Heading_20_3" text:outline-level="3">Solution</text:h>
      <text:section text:style-name="Sect1" text:name="区域1">
        <text:p text:style-name="P4">// HDOJ 1757</text:p>
        <text:p text:style-name="P4">// A Simple Math Problem</text:p>
        <text:p text:style-name="P4">// by A Code Rabbit</text:p>
        <text:p text:style-name="P4"/>
        <text:p text:style-name="P4">#include &lt;cstdio&gt;</text:p>
        <text:p text:style-name="P4"/>
        <text:p text:style-name="P4">const int ORDER = 10;</text:p>
        <text:p text:style-name="P4"/>
        <text:p text:style-name="P4">int k, m;</text:p>
        <text:p text:style-name="P4">int a[ORDER];</text:p>
        <text:p text:style-name="P4"/>
        <text:p text:style-name="P4"><text:soft-page-break/>const int f[] = {</text:p>
        <text:p text:style-name="P4"><text:s text:c="4"/>9, 8, 7, 6, 5, 4, 3, 2, 1, 0,</text:p>
        <text:p text:style-name="P4">};</text:p>
        <text:p text:style-name="P4"/>
        <text:p text:style-name="P4">struct Matrix {</text:p>
        <text:p text:style-name="P4"><text:s text:c="4"/>int element[ORDER][ORDER];</text:p>
        <text:p text:style-name="P4">};</text:p>
        <text:p text:style-name="P4"/>
        <text:p text:style-name="P4">Matrix mat_one;</text:p>
        <text:p text:style-name="P4">Matrix mat_ans;</text:p>
        <text:p text:style-name="P4"/>
        <text:p text:style-name="P4">void INIT();</text:p>
        <text:p text:style-name="P4"/>
        <text:p text:style-name="P4">void Multiply(Matrix&amp; mat_a, Matrix mat_b);</text:p>
        <text:p text:style-name="P4"/>
        <text:p text:style-name="P4">int main() {</text:p>
        <text:p text:style-name="P4"><text:s text:c="4"/>while (scanf("%d%d", &amp;k, &amp;m) != EOF) {</text:p>
        <text:p text:style-name="P4"><text:s text:c="8"/>// Inputs.</text:p>
        <text:p text:style-name="P4"><text:s text:c="8"/>for (int i = 0; i &lt; ORDER; i++) {</text:p>
        <text:p text:style-name="P4"><text:s text:c="12"/>scanf("%d", &amp;a[i]);</text:p>
        <text:p text:style-name="P4"><text:s text:c="8"/>}</text:p>
        <text:p text:style-name="P4"><text:s text:c="8"/>// INIT.</text:p>
        <text:p text:style-name="P4"><text:s text:c="8"/>INIT();</text:p>
        <text:p text:style-name="P4"><text:s text:c="8"/>// Judge special situations.</text:p>
        <text:p text:style-name="P4"><text:s text:c="8"/>if (k &lt; 10) {</text:p>
        <text:p text:style-name="P4"><text:s text:c="12"/>printf("%d\n", k % m);</text:p>
        <text:p text:style-name="P4"><text:s text:c="12"/>continue;</text:p>
        <text:p text:style-name="P4"><text:s text:c="8"/>}</text:p>
        <text:p text:style-name="P4"><text:s text:c="8"/>// Quick Power.</text:p>
        <text:p text:style-name="P4"><text:s text:c="8"/>k -= 9;</text:p>
        <text:p text:style-name="P4"><text:s text:c="8"/>while (k) {</text:p>
        <text:p text:style-name="P4"><text:s text:c="12"/>if (k &amp; 1) {</text:p>
        <text:p text:style-name="P4"><text:s text:c="16"/>Multiply(mat_ans, mat_one);</text:p>
        <text:p text:style-name="P4"><text:s text:c="12"/>}</text:p>
        <text:p text:style-name="P4"><text:s text:c="12"/>Multiply(mat_one, mat_one);</text:p>
        <text:p text:style-name="P4"><text:s text:c="12"/>k &gt;&gt;= 1;</text:p>
        <text:p text:style-name="P4"><text:s text:c="8"/>}</text:p>
        <text:p text:style-name="P4"><text:s text:c="8"/>// Compete.</text:p>
        <text:p text:style-name="P4"><text:s text:c="8"/>int ans = 0;</text:p>
        <text:p text:style-name="P4"><text:s text:c="8"/>for (int i = 0; i &lt; ORDER; ++i) {</text:p>
        <text:p text:style-name="P4"><text:s text:c="12"/>ans += f[i] * mat_ans.element[i][0];</text:p>
        <text:p text:style-name="P4"><text:soft-page-break/><text:s text:c="8"/>}</text:p>
        <text:p text:style-name="P4"><text:s text:c="8"/>// Outputs.</text:p>
        <text:p text:style-name="P4"><text:s text:c="8"/>printf("%d\n", ans % m);</text:p>
        <text:p text:style-name="P4"><text:s text:c="4"/>}</text:p>
        <text:p text:style-name="P4"/>
        <text:p text:style-name="P4"><text:s text:c="4"/>return 0;</text:p>
        <text:p text:style-name="P4">}</text:p>
        <text:p text:style-name="P4"/>
        <text:p text:style-name="P4">void INIT() {</text:p>
        <text:p text:style-name="P4"><text:s text:c="4"/>for (int i = 0; i &lt; ORDER; ++i) {</text:p>
        <text:p text:style-name="P4"><text:s text:c="8"/>mat_one.element[i][0] = a[i];</text:p>
        <text:p text:style-name="P4"><text:s text:c="4"/>}</text:p>
        <text:p text:style-name="P4"><text:s text:c="4"/>for (int i = 0; i &lt; ORDER; ++i) {</text:p>
        <text:p text:style-name="P4"><text:s text:c="8"/>for (int j = 1; j &lt; ORDER; ++j) {</text:p>
        <text:p text:style-name="P4"><text:s text:c="12"/>mat_one.element[i][j] = i == j - 1 ? 1 : 0;</text:p>
        <text:p text:style-name="P4"><text:s text:c="8"/>}</text:p>
        <text:p text:style-name="P4"><text:s text:c="4"/>}</text:p>
        <text:p text:style-name="P4"><text:s text:c="4"/>for (int i = 0; i &lt; ORDER; ++i) {</text:p>
        <text:p text:style-name="P4"><text:s text:c="8"/>for (int j = 0; j &lt; ORDER; ++j) {</text:p>
        <text:p text:style-name="P4"><text:s text:c="12"/>mat_ans.element[i][j] = i == j ? 1 : 0;</text:p>
        <text:p text:style-name="P4"><text:s text:c="8"/>}</text:p>
        <text:p text:style-name="P4"><text:s text:c="4"/>}</text:p>
        <text:p text:style-name="P4">}</text:p>
        <text:p text:style-name="P4"/>
        <text:p text:style-name="P4">void Multiply(Matrix&amp; mat_a, Matrix mat_b) {</text:p>
        <text:p text:style-name="P4"><text:s text:c="4"/>Matrix mat_c;</text:p>
        <text:p text:style-name="P4"><text:s text:c="4"/>for (int i = 0; i &lt; ORDER; ++i)</text:p>
        <text:p text:style-name="P4"><text:s text:c="8"/>for (int j = 0; j &lt; ORDER; ++j) {</text:p>
        <text:p text:style-name="P4"><text:s text:c="12"/>mat_c.element[i][j] = 0;</text:p>
        <text:p text:style-name="P4"><text:s text:c="12"/>for (int k = 0; k &lt; ORDER; ++k) {</text:p>
        <text:p text:style-name="P4"><text:s text:c="16"/>mat_c.element[i][j] += mat_a.element[i][k] * mat_b.element[k][j];</text:p>
        <text:p text:style-name="P4"><text:s text:c="12"/>}</text:p>
        <text:p text:style-name="P4"><text:s text:c="12"/>mat_c.element[i][j] %= m;</text:p>
        <text:p text:style-name="P4"><text:s text:c="8"/>}</text:p>
        <text:p text:style-name="P4"><text:s text:c="4"/>mat_a = mat_c;</text:p>
        <text:p text:style-name="P4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3T13:36:49</dc:date>
    <meta:editing-duration>PT1H48M15S</meta:editing-duration>
    <meta:editing-cycles>46</meta:editing-cycles>
    <meta:generator>LibreOffice/3.5$Linux_X86_64 LibreOffice_project/350m1$Build-2</meta:generator>
    <meta:document-statistic meta:table-count="1" meta:image-count="0" meta:object-count="0" meta:page-count="3" meta:paragraph-count="190" meta:word-count="469" meta:character-count="2153" meta:non-whitespace-character-count="1496"/>
  </office:meta>
</office:document-meta>
</file>